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sh changes to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5">Revert</text:span></text:p>
              </text:list-item>
            </text:list>
            <text:list text:style-name="L3">
              <text:list-item>
                <text:p><text:span text:style-name="T6">Creates a commit, undoing the changes done in one or more commits.</text:span></text:p>
              </text:list-item>
              <text:list-item>
                <text:p text:style-name="P8"><text:span text:style-name="T6">Usage </text:span></text:p>
                <text:p text:style-name="P8"><text:span text:style-name="T7">git command: </text:span><text:span text:style-name="T8">git revert &lt;commit_hash1&gt;...&lt;commit_hashn&gt; </text:span><text:span text:style-name="T9">(the commits to be undone)</text:span></text:p>
                <text:p text:style-name="P8"><text:span text:style-name="T9">source tree: Right click on the commit to revert, click on “Reverse commit...”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</draw:text-box>
        </draw:frame>
        <draw:frame draw:style-name="gr3" draw:text-style-name="P7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0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9"><text:span text:style-name="T10">“</text:span><text:span text:style-name="T10">Reset” </text:span><text:span text:style-name="T11">is a similar command but it remove the commit to be undone from the history of commits in that repository.</text:span></text:p>
              </text:list-item>
              <text:list-item>
                <text:p text:style-name="P9"><text:span text:style-name="T11">Usage: </text:span><text:span text:style-name="T12">git reset &lt;commit_hash&gt; </text:span><text:span text:style-name="T11">(of the commit to which we have reset the repo)</text:span></text:p>
              </text:list-item>
              <text:list-item>
                <text:p text:style-name="P9"><text:span text:style-name="T11">Revert is more preferred than reset as it creates a new commit and the older version is also visible in the commit history.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1:54:27.848000000</dc:date>
    <meta:editing-duration>PT32M51S</meta:editing-duration>
    <meta:editing-cycles>10</meta:editing-cycles>
    <meta:generator>LibreOffice/24.2.1.2$Windows_X86_64 LibreOffice_project/db4def46b0453cc22e2d0305797cf981b68ef5ac</meta:generator>
    <meta:document-statistic meta:object-count="62"/>
  </office:meta>
</office:document-meta>
</file>